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30536"/>
    </style:style>
    <style:style style:name="P2" style:family="paragraph" style:parent-style-name="Standard">
      <style:text-properties officeooo:rsid="00130536" officeooo:paragraph-rsid="00130536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officeooo:paragraph-rsid="0015375b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officeooo:paragraph-rsid="00153c57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015375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30536" officeooo:paragraph-rsid="00153c57"/>
    </style:style>
    <style:style style:name="P9" style:family="paragraph" style:parent-style-name="Standard">
      <style:text-properties officeooo:rsid="0015b8de" officeooo:paragraph-rsid="0015b8de"/>
    </style:style>
    <style:style style:name="P10" style:family="paragraph" style:parent-style-name="Standard">
      <style:text-properties officeooo:rsid="0015b8de" officeooo:paragraph-rsid="00179ec5"/>
    </style:style>
    <style:style style:name="T1" style:family="text">
      <style:text-properties officeooo:rsid="00130536"/>
    </style:style>
    <style:style style:name="T2" style:family="text">
      <style:text-properties officeooo:rsid="001488c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375b" style:font-size-asian="12pt" style:font-size-complex="12pt"/>
    </style:style>
    <style:style style:name="T5" style:family="text">
      <style:text-properties fo:font-size="12pt" officeooo:rsid="0013f775" style:font-size-asian="12pt" style:font-size-complex="12pt"/>
    </style:style>
    <style:style style:name="T6" style:family="text">
      <style:text-properties officeooo:rsid="0015375b"/>
    </style:style>
    <style:style style:name="T7" style:family="text">
      <style:text-properties officeooo:rsid="00153c5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5375b" style:font-weight-asian="bold" style:font-weight-complex="bold"/>
    </style:style>
    <style:style style:name="T10" style:family="text">
      <style:text-properties fo:font-weight="bold" officeooo:rsid="001684f0" style:font-weight-asian="bold" style:font-weight-complex="bold"/>
    </style:style>
    <style:style style:name="T11" style:family="text">
      <style:text-properties fo:font-weight="normal" officeooo:rsid="0015375b" style:font-weight-asian="normal" style:font-weight-complex="normal"/>
    </style:style>
    <style:style style:name="T12" style:family="text">
      <style:text-properties fo:font-weight="normal" officeooo:rsid="00153c57" style:font-weight-asian="normal" style:font-weight-complex="normal"/>
    </style:style>
    <style:style style:name="T13" style:family="text">
      <style:text-properties fo:font-weight="normal" officeooo:rsid="0013f775" style:font-weight-asian="normal" style:font-weight-complex="normal"/>
    </style:style>
    <style:style style:name="T14" style:family="text">
      <style:text-properties fo:font-weight="normal" officeooo:rsid="0015b8de" style:font-weight-asian="normal" style:font-weight-complex="normal"/>
    </style:style>
    <style:style style:name="T15" style:family="text">
      <style:text-properties officeooo:rsid="001684f0"/>
    </style:style>
    <style:style style:name="T16" style:family="text">
      <style:text-properties officeooo:rsid="00179e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)</text:p>
      <text:p text:style-name="P2">Em MySQL não é possivel implementar bitmap e hash-indexes por isso não podemos testar mas sabemos que hash-indexes para a primeira interrogação e bitmap para a segunda seriam melhores opções.</text:p>
      <text:p text:style-name="P2"/>
      <text:p text:style-name="P8"><text:span text:style-name="T6">1</text:span>.</text:p>
      <text:p text:style-name="P8"><text:span text:style-name="T4"><text:tab/>Indices</text:span><text:span text:style-name="T3"> </text:span><text:span text:style-name="T4">h</text:span><text:span text:style-name="T3">ash </text:span><text:span text:style-name="T5">sobre as tabelas arrenda e fiscaliza</text:span><text:span text:style-name="T3"> </text:span><text:span text:style-name="T5">com função de dispersão dinâmica.</text:span></text:p>
      <text:p text:style-name="P4"><text:span text:style-name="T6">É uma melhor opção para a primeira interrogação porque nesta query não temos testes de intervalos (para estes B+ seria mais adequado) mas sim testes de igualdade em </text:span><text:span text:style-name="T8">group by A.nif</text:span> <text:span text:style-name="T6">e</text:span></text:p>
      <text:p text:style-name="P7"><text:span text:style-name="T1"><text:s text:c="4"/>inner </text:span>join Fiscaliza F</text:p>
      <text:p text:style-name="P6"><text:s text:c="4"/>on A.morada = F.morada</text:p>
      <text:p text:style-name="P3"><text:span text:style-name="T8"><text:s text:c="4"/>and A.codigo = F.codigo</text:span></text:p>
      <text:p text:style-name="P5"><text:span text:style-name="T12">e indices </text:span><text:span text:style-name="T11">hash são as melhores para selecção por igualdade </text:span><text:span text:style-name="T12">porque c</text:span><text:span text:style-name="T13">ada indice </text:span><text:span text:style-name="T14">corresponde a um</text:span><text:span text:style-name="T13"> bucket que armazena um conjunto de dados, </text:span><text:span text:style-name="T12">logo a função de dispersão aponta logo para </text:span><text:span text:style-name="T14">o bucket onde os dados procurados se encontram</text:span><text:span text:style-name="T12"> </text:span><text:span text:style-name="T13">. </text:span><text:span text:style-name="T9"><text:s/></text:span></text:p>
      <text:p text:style-name="P5"><text:span text:style-name="T7"><text:tab/>A função de dispersão é dinâmica - </text:span>n<text:span text:style-name="T7">úmero</text:span> de <text:span text:style-name="T7">buckets</text:span> varia ao longo do ciclo de vida do índice - <text:span text:style-name="T7">porque podemos adicionar novas entidades às tabelas arrenda e fiscaliza da base de dados, e com a função de dispersão dinâmica evita-se um aumento no tempo de procura de dados quando se acrescentam estas novas entidades.</text:span></text:p>
      <text:p text:style-name="P1"/>
      <text:p text:style-name="P9">2.</text:p>
      <text:p text:style-name="P2"><text:tab/><text:span text:style-name="T15">Indices b</text:span>itmap<text:span text:style-name="T2"> sobre a tabela estado.</text:span></text:p>
      <text:p text:style-name="P10"><text:tab/>Sabemos que o atributo estado da tabela Estado tem apenas quatro valores possíveis (aceite, pendente, cancelado, declinado), <text:span text:style-name="T15">e nesta query é feito um teste de igualdade </text:span><text:span text:style-name="T10">where E.estado=’aceite’</text:span><text:span text:style-name="T15"> para este atributo, neste caso o é mais vatajoso o uso de indices bitmap porque é um array de bits, em em que os estados para cada registo são identificados por bits.</text:span></text:p>
      <text:p text:style-name="P10"><text:span text:style-name="T15"><text:tab/>Utilizamos indices bitmap em vez de indices B+, porque estes são mais compactos.</text:span></text:p>
      <text:p text:style-name="P10"><text:span text:style-name="T15"><text:tab/></text:span></text:p>
      <text:p text:style-name="P10"><text:span text:style-name="T16">Hash indices para tabela posto e aluga…………..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6:57:22.086717896</meta:creation-date>
    <dc:date>2016-12-14T18:38:26.620514413</dc:date>
    <meta:editing-duration>PT15M2S</meta:editing-duration>
    <meta:editing-cycles>2</meta:editing-cycles>
    <meta:generator>LibreOffice/5.1.3.2$Linux_X86_64 LibreOffice_project/10m0$Build-2</meta:generator>
    <meta:document-statistic meta:table-count="0" meta:image-count="0" meta:object-count="0" meta:page-count="1" meta:paragraph-count="16" meta:word-count="272" meta:character-count="1616" meta:non-whitespace-character-count="1338"/>
  </office:meta>
</office:document-meta>
</file>